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Specs for Mobile Team</text:p>
      <text:p text:style-name="P1"/>
      <text:p text:style-name="Standard">Career Intelligence website is developed using asp.net (C# language) framework and with 2 layers.</text:p>
      <text:p text:style-name="Standard"/>
      <text:p text:style-name="Standard">-<text:tab/>Application UI Layer (html) which also includes business logics</text:p>
      <text:p text:style-name="Standard">-<text:tab/>Data Layer (the classes that interact with the database)</text:p>
      <text:p text:style-name="Standard"/>
      <text:p text:style-name="Standard">Note: CI does not have a separate business layer.</text:p>
      <text:p text:style-name="Standard"/>
      <text:p text:style-name="Standard"/>
      <text:p text:style-name="Standard">Much of the coding in CI site has been done in the “codebehind” section which forms part of the App Layer such as for actions like submitting form or searching jobs.</text:p>
      <text:p text:style-name="Standard"/>
      <text:p text:style-name="Standard"/>
      <text:p text:style-name="Standard">AApplicationSApplicationPApplicationXApplicationaspx</text:p>
      <table:table table:name="Table1" table:style-name="Table1">
        <table:table-column table:style-name="Table1.A" table:number-columns-repeated="3"/>
        <table:table-row>
          <table:table-cell table:style-name="Table1.A1" office:value-type="string">
            <text:p text:style-name="Table_20_Contents">??.ASPX file</text:p>
            <text:p text:style-name="Table_20_Contents"/>
            <text:p text:style-name="Table_20_Contents">Actual HTML CONTENT</text:p>
            <text:p text:style-name="Table_20_Contents">Links to CSS</text:p>
            <text:p text:style-name="Table_20_Contents">Links to IMAGES</text:p>
            <text:p text:style-name="Table_20_Contents">Links to JS files</text:p>
            <text:p text:style-name="Table_20_Contents">Inline JS code</text:p>
            <text:p text:style-name="Table_20_Contents"/>
            <text:p text:style-name="Table_20_Contents">Dynamic Database Placeholders</text:p>
            <text:p text:style-name="Table_20_Contents"/>
            <text:p text:style-name="Table_20_Contents"/>
          </table:table-cell>
          <table:table-cell table:style-name="Table1.A1" office:value-type="string">
            <text:p text:style-name="Table_20_Contents">??.aspx.C file</text:p>
            <text:p text:style-name="Table_20_Contents">00""@</text:p>
            <text:p text:style-name="Table_20_Contents">This is the “codebehind” file attached to the ??.</text:p>
          </table:table-cell>
          <table:table-cell table:style-name="Table1.C1" office:value-type="string">
            <text:p text:style-name="Table_20_Contents"/>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5:01:57.69</meta:creation-date>
    <meta:generator>OpenOffice/4.0.1$Win32 OpenOffice.org_project/401m5$Build-9714</meta:generator>
    <meta:document-statistic meta:table-count="1" meta:image-count="0" meta:object-count="0" meta:page-count="1" meta:paragraph-count="17" meta:word-count="113" meta:character-count="703"/>
    <dc:date>2014-04-10T15:13:06</dc:date>
  </office:meta>
</office:document-meta>
</file>